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4.47cm"/>
    </style:style>
    <style:style style:name="co3" style:family="table-column">
      <style:table-column-properties fo:break-before="auto" style:column-width="6.036cm"/>
    </style:style>
    <style:style style:name="co4" style:family="table-column">
      <style:table-column-properties fo:break-before="auto" style:column-width="7.692cm"/>
    </style:style>
    <style:style style:name="co5" style:family="table-column">
      <style:table-column-properties fo:break-before="auto" style:column-width="6.466cm"/>
    </style:style>
    <style:style style:name="co6" style:family="table-column">
      <style:table-column-properties fo:break-before="auto" style:column-width="7.659cm"/>
    </style:style>
    <style:style style:name="co7" style:family="table-column">
      <style:table-column-properties fo:break-before="auto" style:column-width="7.04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Physical Objects</text:p>
          </table:table-cell>
          <table:table-cell office:value-type="string" calcext:value-type="string">
            <text:p>Objects by materia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stronomical objec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Individual physical objec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ost objects</text:p>
          </table:table-cell>
          <table:table-cell office:value-type="string" calcext:value-type="string">
            <text:p>Lost astronomical objec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st and extinct musical instrumen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st specimens</text:p>
          </table:table-cell>
          <table:table-cell office:value-type="string" calcext:value-type="string">
            <text:p>Stolen and missing moon roc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king Ma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wnsley's bowerbir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len and missing moon rock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ost work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st bal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lutfah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auvray Cu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st hi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ost luggag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omb of Genghis Kha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ictorio Peak Treasur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Manmade objects</text:p>
          </table:table-cell>
          <table:table-cell office:value-type="string" calcext:value-type="string">
            <text:p>3-D printed object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ts</text:p>
          </table:table-cell>
          <table:table-cell office:value-type="string" calcext:value-type="string">
            <text:p>Arts by cul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by loca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by perio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by subj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by typ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sthet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awar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 competi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stum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af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ive works</text:p>
          </table:table-cell>
          <table:table-cell office:value-type="string" calcext:value-type="string">
            <text:p>Works by c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creato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dat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genr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languag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medium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nationalit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period of crea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reative works in popular culture</text:p>
          </table:table-cell>
          <table:table-cell office:value-type="string" calcext:value-type="string">
            <text:p>Adaptations of works by writ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Films in popular cultu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terature in popular cultu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usic in popular culture</text:p>
          </table:table-cell>
          <table:table-cell office:value-type="string" calcext:value-type="string">
            <text:p>Musicians in popular cultu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rère Jacques in popular cultu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Gangnam Style in popular cultur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Grieg's music in popular culture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Television programs in popular cultu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rchie comics in popular cultur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List of cultural references to Game Grump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daptations of Little Red Riding Hood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cience fiction on televisi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Works by setting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by sourc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by topic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adapted for other medi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dvertisements</text:p>
          </table:table-cell>
          <table:table-cell office:value-type="string" calcext:value-type="string">
            <text:p>Advertising structure</text:p>
          </table:table-cell>
          <table:table-cell office:value-type="string" calcext:value-type="string">
            <text:p>Ad-I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lgate Clock (Jersey City)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Guaranteed Pure Milk bottl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ollywood Sign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Billboard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host sign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dvertising slogan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Television commercia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1984 (advertis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lien Invasion (film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arousel (advertis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hair (sculpture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hristmas Bells (advertis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Cut (advertis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Dead Island announcement trailer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A Frank Statemen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Gold Blend coupl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Heed Their Rising Voice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Jinkel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Klondike Big Inch Land Promotio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Maurin Quina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National Night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Puppy Monkey baby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eunion (advertisement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Risk Everything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Sheilas' Wheels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What's it going to take?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ategories by creative wor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ictional wor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Genr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about janitor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ost wor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rphan wor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loga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oy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finished creative wor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Unreleased wor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ersions of work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orks published posthumously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reative wor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rowdsourcing creative wor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uperwor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rts databas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ility in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distric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onomics of the arts and litera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even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jour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 and culture la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-related lis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occupa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organization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ople associated with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ume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arts and polit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ligion and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ics in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venu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men and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s about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kipedia books on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 stub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enakari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 of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rtal: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rtal:Contents/Culture and the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cknowlegment (creative arts and science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esthetic relativis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nthropotechnic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 and culture law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 worl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es Mechanica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ist-in-residen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ist's impress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ist's portfol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istic lice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istic mer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and letter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arts and politic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s criticism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ibliography of encylopedias: art and artis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rv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munity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pos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mputational creativit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text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ive compu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ultural resources manageme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dication (art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acement (vandalism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materialization (art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sig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sign to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onomics of the arts and litera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ne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re-bus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ifted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ead sho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 cul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man figure (aesthetic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alement in myth and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disciplinary a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national trade in fine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avi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af carv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rt medi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 miniatur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r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ndemoni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stich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ronag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et as legislat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unce (art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purpos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man funerary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pie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ial artistry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ial Pract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rit of pl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ndhal syndrom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udi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leymans Eag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nah Runcu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me (arts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nited Art Ratin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ful 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er marble nai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ule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ildings and structur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nstru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quipme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oo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frastructur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chin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nmade materia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anufactured goo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echnolog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hicl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rtificial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ateria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olecu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Organism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hysical model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Rocks</text:p>
          </table:table-cell>
          <table:table-cell table:number-columns-repeated="1022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ce2"/>
          <table:table-cell table:number-columns-repeated="1022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8">
          <table:table-cell table:style-name="ce2" table:number-columns-repeated="2"/>
          <table:table-cell/>
          <table:table-cell table:style-name="ce2" table:number-columns-repeated="1021"/>
        </table:table-row>
        <table:table-row table:style-name="ro1" table:number-rows-repeated="21">
          <table:table-cell table:style-name="Default" table:number-columns-repeated="2"/>
          <table:table-cell/>
          <table:table-cell table:style-name="Default" table:number-columns-repeated="1021"/>
        </table:table-row>
        <table:table-row table:style-name="ro1" table:number-rows-repeated="12">
          <table:table-cell table:style-name="Default" table:number-columns-repeated="2"/>
          <table:table-cell table:style-name="ce2"/>
          <table:table-cell table:style-name="Default" table:number-columns-repeated="1021"/>
        </table:table-row>
        <table:table-row table:style-name="ro1">
          <table:table-cell table:style-name="Default" table:number-columns-repeated="2"/>
          <table:table-cell table:style-name="ce2"/>
          <table:table-cell table:style-name="Default"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08:50:58.816300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1T17:09:43.921118754</meta:creation-date>
    <dc:date>2016-12-15T09:11:43.939218564</dc:date>
    <meta:editing-duration>PT2H5M8S</meta:editing-duration>
    <meta:editing-cycles>42</meta:editing-cycles>
    <meta:generator>LibreOffice/4.2.8.2$Linux_X86_64 LibreOffice_project/420m0$Build-2</meta:generator>
    <meta:document-statistic meta:table-count="1" meta:cell-count="208" meta:object-count="0"/>
  </office:meta>
</office:document-meta>
</file>